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font-family-generic="swiss" style:font-pitch="variable" style:name="Calibri" svg:font-family="Calibri" svg:panose-1="2 15 5 2 2 2 4 3 2 4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Calibri Light" svg:font-family="Calibri Light" svg:panose-1="2 15 3 2 2 2 4 3 2 4"/>
    <style:font-face style:font-family-generic="swiss" style:font-pitch="variable" style:name="Calibri" svg:font-family="Calibri" svg:panose-1="2 15 5 2 2 2 4 3 2 4"/>
  </office:font-face-decls>
  <office:automatic-styles>
    <style:style style:family="paragraph" style:name="acdab76" style:parent-style-name="Standard">
      <style:paragraph-properties fo:line-height="100%" fo:margin-bottom="0.0mm"/>
    </style:style>
    <style:style style:family="table-cell" style:name="a6c397c">
      <style:table-cell-properties fo:border-bottom="1.06mm solid #000000" fo:border-left="1.06mm solid #000000" fo:border-right="1.06mm solid #000000" fo:border-top="1.06mm solid #000000" fo:padding-bottom="0.0mm" fo:padding-left="1.91mm" fo:padding-right="1.91mm" fo:padding-top="0.0mm"/>
    </style:style>
    <style:style style:family="paragraph" style:name="aac68ad" style:parent-style-name="Standard">
      <style:paragraph-properties fo:line-height="100%" fo:margin-bottom="0.0mm"/>
    </style:style>
    <style:style style:family="table-cell" style:name="a871833">
      <style:table-cell-properties fo:border-bottom="1.06mm solid #000000" fo:border-left="1.06mm solid #000000" fo:border-right="1.06mm solid #000000" fo:border-top="1.06mm solid #000000" fo:padding-bottom="0.0mm" fo:padding-left="1.91mm" fo:padding-right="1.91mm" fo:padding-top="0.0mm"/>
    </style:style>
    <style:style style:family="paragraph" style:name="a71aeeb" style:parent-style-name="Standard">
      <style:paragraph-properties fo:line-height="100%" fo:margin-bottom="0.0mm"/>
    </style:style>
    <style:style style:family="table-cell" style:name="ac82789">
      <style:table-cell-properties fo:border-bottom="1.06mm solid #000000" fo:border-left="1.06mm solid #000000" fo:border-right="1.06mm solid #000000" fo:border-top="1.06mm solid #000000" fo:padding-bottom="0.0mm" fo:padding-left="1.91mm" fo:padding-right="1.91mm" fo:padding-top="0.0mm"/>
    </style:style>
    <style:style style:family="paragraph" style:name="abf8cf6" style:parent-style-name="Standard">
      <style:paragraph-properties fo:break-before="page" fo:line-height="100%" fo:margin-bottom="0.0mm"/>
    </style:style>
    <style:style style:family="table-cell" style:name="a7c7ed0">
      <style:table-cell-properties fo:border-bottom="1.06mm solid #000000" fo:border-left="1.06mm solid #000000" fo:border-right="1.06mm solid #000000" fo:border-top="1.06mm solid #000000" fo:padding-bottom="0.0mm" fo:padding-left="1.91mm" fo:padding-right="1.91mm" fo:padding-top="0.0mm"/>
    </style:style>
    <style:style style:family="table-column" style:name="ab497bd">
      <style:table-column-properties style:rel-column-width="50*"/>
    </style:style>
    <style:style style:family="table" style:name="a95c955">
      <style:table-properties fo:margin-left="0.0mm" style:width="15.896cm" table:align="left"/>
    </style:style>
  </office:automatic-styles>
  <office:body>
    <office:text>
      <table:table table:style-name="a95c955">
        <table:table-column table:number-columns-repeated="2" table:style-name="ab497bd"/>
        <table:table-row>
          <table:table-cell table:style-name="a7c7ed0">
            <text:p text:style-name="abf8cf6"/>
          </table:table-cell>
          <table:table-cell table:style-name="ac82789">
            <text:p text:style-name="a71aeeb"/>
          </table:table-cell>
        </table:table-row>
        <table:table-row>
          <table:table-cell table:style-name="a871833">
            <text:p text:style-name="aac68ad"/>
          </table:table-cell>
          <table:table-cell table:style-name="a6c397c">
            <text:p text:style-name="acdab7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family-generic="swiss" style:font-pitch="variable" style:name="Calibri" svg:font-family="Calibri" svg:panose-1="2 15 5 2 2 2 4 3 2 4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Calibri Light" svg:font-family="Calibri Light" svg:panose-1="2 15 3 2 2 2 4 3 2 4"/>
    <style:font-face style:font-family-generic="swiss" style:font-pitch="variable" style:name="Calibri" svg:font-family="Calibri" svg:panose-1="2 15 5 2 2 2 4 3 2 4"/>
  </office:font-face-decls>
  <office:styles>
    <style:default-style style:family="paragraph">
      <style:paragraph-properties fo:background-color="transparent" fo:border-bottom="none" fo:border-left="none" fo:border-right="none" fo:border-top="none" fo:line-height="107%" fo:margin-bottom="2.82mm" fo:padding-bottom="0.0mm" fo:padding-left="0.0mm" fo:padding-right="0.0mm" fo:padding-top="0.0mm" fo:text-align="left"/>
      <style:text-properties fo:background-color="transparent" fo:country="DE" fo:font-size="11.0pt" fo:font-style="normal" fo:font-weight="normal" fo:language="de" fo:letter-spacing="normal" style:font-name="Calibri" style:font-name-asian="Calibri" style:font-name-complex="Times New Roman" style:font-size-asian="11.0pt" style:font-style-asian="normal" style:font-style-complex="normal" style:font-weight-asian="normal" style:font-weight-complex="normal" style:text-position="0% 100%" style:use-window-font-color="true"/>
    </style:default-style>
    <style:style style:display-name="Standard" style:family="paragraph" style:name="Standard" style:parent-style-name="default_paragraph_style"/>
    <style:style style:display-name="Absatz-Standardschriftart" style:family="text" style:name="Absatz-Standardschriftart" style:parent-style-name="default_character_style"/>
    <style:default-style style:family="graphic">
      <style:graphic-properties draw:fill="solid" draw:fill-color="#5b9bd5"/>
    </style:default-style>
  </office:styles>
  <office:automatic-styles/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8-04-06T23:26:15</dc:date>
    <meta:editing-cycles>2</meta:editing-cycles>
    <meta:editing-duration>PT0.008S</meta:editing-duration>
  </office:meta>
</office:document-meta>
</file>